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T-WILL BLOG</text:span></text:p>
      <text:p text:style-name="P1"><text:span text:style-name="T2">by Ryven Cedrylle</text:span></text:p>
      <text:p text:style-name="P1"/>
      <text:p text:style-name="P1"><text:span text:style-name="T2">This file is an effort to allow 4E D&amp;D players to use character options presented on the At-Will Blog (</text:span><text:a xlink:type="simple" xlink:href="http://www.google.com/url?q=http%3A%2F%2Fwww.4eatwill.net&amp;sa=D&amp;sntz=1&amp;usg=AFQjCNGRqLV-5yVs7mDJPza5snPH3LgPEg" text:style-name="Internet_20_link" text:visited-style-name="Visited_20_Internet_20_Link"><text:span text:style-name="T3">http://www.4eatwill.net</text:span></text:a><text:span text:style-name="T2">) in the legacy Character Builder. <text:s/>Options added in the file are presented here since they may not be immediately obvious upon merging the file:</text:span></text:p>
      <text:p text:style-name="P1"/>
      <text:p text:style-name="P1"><text:span text:style-name="T1">MAGIC ITEMS</text:span></text:p>
      <text:p text:style-name="P1"><text:span text:style-name="T2">* The Tragic Imprint is a series of cursed items created by Quinn Murphy. <text:s/>They include VALOR, GAMBLE, THE PENDANT OF GASPING AIR, <text:s/>SPIRAL, THE LAUGHING AXE and are included in the Artifacts section. <text:s/>The MINOR DECK OF MANY THINGS is a Wondrous Item.</text:span></text:p>
      <text:p text:style-name="P1"/>
      <text:p text:style-name="P1"><text:span text:style-name="T1">POWERS</text:span></text:p>
      <text:p text:style-name="P1"><text:span text:style-name="T2">* Options for Heroic Tier Paladin attacks/utilities and a MAJORLY houseruled version of the Paladin's Divine Challenge by Quinn Murphy. (This is now its own .part)</text:span></text:p>
      <text:p text:style-name="P1"><text:span text:style-name="T2">* A set of Lv 2 classless Utility powers based on the Zodiac and character Alignments by Ryven Cedrylle </text:span></text:p>
      <text:p text:style-name="P1"/>
      <text:p text:style-name="P1"><text:span text:style-name="T1">THEMES </text:span><text:span text:style-name="T2">- You will need the Dark Sun .part to activate these</text:span></text:p>
      <text:p text:style-name="P1"><text:span text:style-name="T2">* The Disciple of the Southern Wind by Ryven Cedrylle - an aikido-inspired theme for implement users.</text:span></text:p>
      <text:p text:style-name="P1"><text:span text:style-name="T2">*The Disciple of the Liquid Sword by Quinn Murphy - a Chinese blade T’ai Chi-inspired theme</text:span></text:p>
      <text:p text:style-name="P1"><text:span text:style-name="T2">*The Disciple of Poo Tam Lai by Quinn Murphy - a Muay Thai kickboxing-inspired theme</text:span></text:p>
      <text:p text:style-name="P1"><text:span text:style-name="T2">*The Drunkard by David Gibson - Does exactly what it sounds like. You’re a wino. Comes with its own disease track!</text:span></text:p>
      <text:p text:style-name="P1"><text:span text:style-name="T2">*Ironblood Mage by Quinn Murphy - You wear heavy armor and cast spells. Furthermore, you can use your armor as your implement.</text:span></text:p>
      <text:p text:style-name="P1"/>
      <text:p text:style-name="P1"><text:span text:style-name="T1">RACES</text:span></text:p>
      <text:p text:style-name="P1"><text:span text:style-name="T2">The Hellrock Duergar by Quinn Murphy - Duergar without quills but an affinity for fire and necrotic magic.</text:span></text:p>
      <text:p text:style-name="P1"/>
      <text:p text:style-name="P1"><text:span text:style-name="T1">FEATS</text:span></text:p>
      <text:p text:style-name="P1"><text:span text:style-name="T2">* Feat support for the Hellrock Duergar by Quinn Murphy</text:span></text:p>
      <text:p text:style-name="P1"><text:span text:style-name="T2">* Limit Breaks by Quinn Murphy</text:span></text:p>
      <text:p text:style-name="P1"/>
      <text:p text:style-name="P1"><text:span text:style-name="T1">PARAGON PATHS:</text:span></text:p>
      <text:p text:style-name="P1"><text:span text:style-name="T2">Unyielding Inebriate and Drunken Boxer by David Gibson - follow up PP to the Drunkard Theme.</text:span></text:p>
      <text:p text:style-name="P1"/>
      <text:p text:style-name="P1"><text:span text:style-name="T1">BACKGROUNDS</text:span></text:p>
      <text:p text:style-name="P1"><text:span text:style-name="T2">* Flaws by Ryven Cedrylle. <text:s/>These backgrounds do not grant flat bonuses or options; all information is in the description and on the character sheet so they are usable even if not taken as the primary Background option.</text:span></text:p>
      <text:p text:style-name="P1"><text:soft-page-break/></text:p>
      <text:p text:style-name="P1"><text:span text:style-name="T1">KNOWN BUGS:</text:span></text:p>
      <text:p text:style-name="P1"/>
      <text:p text:style-name="P1"><text:span text:style-name="T2">1) This .part overwrites the original Divine Challenge without the use of an AppendNodes. <text:s/>The changes are just too drastic. <text:s/>You have been warned.</text:span></text:p>
      <text:p text:style-name="P1"/>
      <text:p text:style-name="P1"/>
      <text:p text:style-name="P1"><text:span text:style-name="T2">The author is a pharmaceutical chemist, not a programmer, and so will gladly accept bug reports and constructive criticism given in a polite fashion. <text:s/>(Quite frankly, I'm surprised I made it THIS far!) Please send all comments regarding this .part file to ryvencedrylle@gmail.com <text:s text:c="3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406" meta:character-count="2387" meta:non-whitespace-character-count="1994"/>
    <meta:generator>LibreOffice/5.1.1.3$Windows_X86_64 LibreOffice_project/89f508ef3ecebd2cfb8e1def0f0ba9a803b88a6d</meta:generator>
  </office:meta>
</office:document-meta>
</file>